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EGUIA GUTIERREZ, ANTHONY WILFRED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ACHACAMAC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LEGUIA GUTIERREZ, ANTHONY WILFRED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528185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5/10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0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30 - Servicio de Transporte Terrestre</text:p>
          </table:table-cell>
          <table:table-cell table:style-name="Tableau1.A2" office:value-type="string">
            <text:p text:style-name="P13">500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5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6/10/2021</text:p>
          </table:table-cell>
          <table:table-cell table:style-name="Tabla2.A2" office:value-type="string">
            <text:p text:style-name="P7">468069</text:p>
          </table:table-cell>
          <table:table-cell table:style-name="Tabla2.A2" office:value-type="string">
            <text:p text:style-name="P7">5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PONEDORAS SAC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9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4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6T20:43:0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